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clude&lt;sys/types.h&gt;</text:p>
      <text:p text:style-name="Standard"><text:s/>2 #include&lt;stdlib.h&gt;</text:p>
      <text:p text:style-name="Standard"><text:s/>3 #include&lt;sys/ipc.h&gt;</text:p>
      <text:p text:style-name="Standard"><text:s/>4 #include&lt;stdio.h&gt;</text:p>
      <text:p text:style-name="Standard"><text:s/>5 #include&lt;unistd.h&gt;</text:p>
      <text:p text:style-name="Standard"><text:s/>6 //char* msg = "hello Raghu";</text:p>
      <text:p text:style-name="Standard"><text:s/>7 FILE *ip,*op;</text:p>
      <text:p text:style-name="Standard"><text:s/>8 int main()</text:p>
      <text:p text:style-name="Standard"><text:s/>9 {</text:p>
      <text:p text:style-name="Standard">10 <text:s text:c="8"/>ip=fopen("input1.txt","r");</text:p>
      <text:p text:style-name="Standard">11 <text:s text:c="8"/>op=fopen("output1.txt","r");</text:p>
      <text:p text:style-name="Standard">12 <text:s text:c="8"/>fscanf(ip,"%d",&amp;n);</text:p>
      <text:p text:style-name="Standard">13 <text:s text:c="8"/>for(i=0;i&lt;n;i++){</text:p>
      <text:p text:style-name="Standard">14 <text:s text:c="16"/>fscanf(ip,"%d %d",&amp;a[0],&amp;a[1]);</text:p>
      <text:p text:style-name="Standard">15 <text:s text:c="8"/>}</text:p>
      <text:p text:style-name="Standard">16 <text:s text:c="8"/>int size=10;</text:p>
      <text:p text:style-name="Standard">17 <text:s text:c="8"/>char inbuf[size];</text:p>
      <text:p text:style-name="Standard">18 <text:s text:c="8"/>int</text:p>
      <text:p text:style-name="Standard">19 <text:s text:c="8"/>if(pipe(p)&lt;0){</text:p>
      <text:p text:style-name="Standard">20 <text:s text:c="16"/>exit(1);</text:p>
      <text:p text:style-name="Standard">21 <text:s text:c="8"/>}</text:p>
      <text:p text:style-name="Standard">22 <text:s text:c="8"/>if((pid=fork())&gt;0){</text:p>
      <text:p text:style-name="Standard">23 <text:s text:c="16"/>write(p[1], msg, size);</text:p>
      <text:p text:style-name="Standard">24 <text:s text:c="16"/>close(p[1]);</text:p>
      <text:p text:style-name="Standard">25 <text:s text:c="16"/>wait(NULL);</text:p>
      <text:p text:style-name="Standard">26 <text:s text:c="8"/>}</text:p>
      <text:p text:style-name="Standard">27 <text:s text:c="8"/>else{</text:p>
      <text:p text:style-name="Standard">28 <text:s text:c="16"/>close(p[1]);</text:p>
      <text:p text:style-name="Standard">29 <text:s text:c="16"/>while((n=read(p[0],inbuf,size))&gt;0){</text:p>
      <text:p text:style-name="Standard">30 <text:s text:c="24"/>printf("%d is printing this from %d\n% s\n",getpid(),getppid(), inbuf);</text:p>
      <text:p text:style-name="Standard">31 <text:s text:c="16"/>}</text:p>
      <text:p text:style-name="Standard">32 <text:s text:c="16"/>if (n!= 0){</text:p>
      <text:p text:style-name="Standard">33 <text:s text:c="24"/>exit(1);</text:p>
      <text:p text:style-name="Standard">34 <text:s text:c="16"/>}</text:p>
      <text:p text:style-name="Standard">35 <text:s text:c="8"/>}</text:p>
      <text:p text:style-name="Standard">36 <text:s text:c="8"/>return 0;</text:p>
      <text:p text:style-name="Standard">37 }</text:p>
      <text:p text:style-name="Standard">38</text:p>
      <text:p text:style-name="Standard">3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57:58.263783256</meta:creation-date>
    <dc:date>2018-11-12T10:58:15.665577245</dc:date>
    <meta:editing-duration>PT20S</meta:editing-duration>
    <meta:editing-cycles>1</meta:editing-cycles>
    <meta:document-statistic meta:table-count="0" meta:image-count="0" meta:object-count="0" meta:page-count="1" meta:paragraph-count="39" meta:word-count="96" meta:character-count="983" meta:non-whitespace-character-count="590"/>
    <meta:generator>LibreOffice/6.0.6.2$Linux_X86_64 LibreOffice_project/00m0$Build-2</meta:generator>
  </office:meta>
</office:document-meta>
</file>